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UAP</text:p>
            <text:p>Karlo Vučilovsk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vo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ednostavan sustav za upravljanje</text:p>
              </text:list-item>
              <text:list-item>
                <text:p>Primjena postojeće tehnologij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deja</text:p>
          </draw:text-box>
        </draw:frame>
        <draw:frame presentation:style-name="pr4" draw:layer="layout" svg:width="25.199cm" svg:height="9.134cm" svg:x="1.4cm" svg:y="3.5cm" presentation:class="outline" presentation:user-transformed="true">
          <draw:text-box>
            <text:list text:style-name="L3">
              <text:list-item>
                <text:p>Jednostavno upravljanje</text:p>
              </text:list-item>
              <text:list-item>
                <text:p>Kuća ili stan</text:p>
              </text:list-item>
              <text:list-item>
                <text:p>Korištenje postojećih komponen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Krajnji čvo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Hardver</text:p>
                <text:list>
                  <text:list-item>
                    <text:p>ESP32</text:p>
                  </text:list-item>
                  <text:list-item>
                    <text:p>ST7789</text:p>
                  </text:list-item>
                  <text:list-item>
                    <text:p>EC11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Softver</text:p>
                <text:list>
                  <text:list-item>
                    <text:p>ESP-IDF</text:p>
                  </text:list-item>
                  <text:list-item>
                    <text:p>LVG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ST API poslužitelj</text:p>
          </draw:text-box>
        </draw:frame>
        <draw:frame presentation:style-name="pr4" draw:layer="layout" svg:width="25.199cm" svg:height="9.134cm" svg:x="1.4cm" svg:y="3.366cm" presentation:class="outline" presentation:user-transformed="true">
          <draw:text-box>
            <text:list text:style-name="L3">
              <text:list-item>
                <text:p>Lokalna mreža</text:p>
              </text:list-item>
              <text:list-item>
                <text:p>.NET framework</text:p>
              </text:list-item>
              <text:list-item>
                <text:p>Postojeće računal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alizacij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inimalni sustav</text:p>
              </text:list-item>
              <text:list-item>
                <text:p>1 poslužitelj</text:p>
              </text:list-item>
              <text:list-item>
                <text:p>1 krajnji čvor</text:p>
              </text:list-item>
              <text:list-item>
                <text:p>Ograničena funkcionalno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alizacij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rajnji čvor</text:p>
                <text:list>
                  <text:list-item>
                    <text:p>2 zahtjeva prema poslužitelju</text:p>
                  </text:list-item>
                  <text:list-item>
                    <text:p>2 enkodera</text:p>
                  </text:list-item>
                  <text:list-item>
                    <text:p>Brojač pritisaka gumba na enkoderu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T API poslužitelj</text:p>
                <text:list>
                  <text:list-item>
                    <text:p>POST</text:p>
                    <text:list>
                      <text:list-item>
                        <text:p>Prima brojač s krajnjeg čvora I obrađuje podatke</text:p>
                      </text:list-item>
                    </text:list>
                  </text:list-item>
                  <text:list-item>
                    <text:p>GET</text:p>
                    <text:list>
                      <text:list-item>
                        <text:p>Šalje obrađene podatke ka krajnji čv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Zahtjevne biblioteke na mikrokontroleru</text:p>
              </text:list-item>
              <text:list-item>
                <text:p>Loša dokumentacija</text:p>
              </text:list-item>
              <text:list-item>
                <text:p>Fragmentirani paketi s podaci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lan za dal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remiti postavke krajnjeg čvora na vanjsku memoriju</text:p>
              </text:list-item>
              <text:list-item>
                <text:p>Omogiučiti raz s različitim vrstama zahtjeva</text:p>
              </text:list-item>
              <text:list-item>
                <text:p>Napraviti bolje korisničko sučel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Zaključa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ikrokontroler može komucirati s REST API poslužiteljima</text:p>
              </text:list-item>
              <text:list-item>
                <text:p>ESP32 je dovoljno sposoban za rad s grafičkim sučeljem</text:p>
              </text:list-item>
              <text:list-item>
                <text:p>Moguće je upravljati sustavom preko mikrokontrole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3:33:27.577885418</meta:creation-date>
    <dc:date>2025-01-26T17:50:20.443630010</dc:date>
    <meta:editing-duration>PT18H16M46S</meta:editing-duration>
    <meta:editing-cycles>18</meta:editing-cycles>
    <meta:generator>LibreOffice/7.4.7.2$Linux_AARCH64 LibreOffice_project/40$Build-2</meta:generator>
    <meta:document-statistic meta:object-count="65"/>
  </office:meta>
</office:document-meta>
</file>